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02E62D906358A9D8B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1f2328" loext:opacity="100%" style:font-name="ui-monospace" fo:font-size="9.75pt" fo:letter-spacing="normal" fo:font-style="normal" fo:font-weight="normal" officeooo:rsid="0003c3eb" officeooo:paragraph-rsid="0003c3eb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letter-spacing="normal" fo:background-color="#ffffff" loext:padding="0cm" loext:border="none"/>
    </style:style>
    <style:style style:name="P3" style:family="paragraph" style:parent-style-name="Standard">
      <style:text-properties officeooo:rsid="0001135f" officeooo:paragraph-rsid="0001135f"/>
    </style:style>
    <style:style style:name="P4" style:family="paragraph" style:parent-style-name="Text_20_body">
      <style:text-properties officeooo:rsid="0001135f" officeooo:paragraph-rsid="0001135f"/>
    </style:style>
    <style:style style:name="P5" style:family="paragraph" style:parent-style-name="Standard">
      <style:text-properties fo:font-weight="bold" officeooo:rsid="0001135f" officeooo:paragraph-rsid="0001135f" style:font-weight-asian="bold" style:font-weight-complex="bold"/>
    </style:style>
    <style:style style:name="P6" style:family="paragraph" style:parent-style-name="Standard">
      <style:text-properties officeooo:rsid="0003c3eb" officeooo:paragraph-rsid="0003c3eb"/>
    </style:style>
    <style:style style:name="P7" style:family="paragraph" style:parent-style-name="Standard">
      <style:text-properties officeooo:paragraph-rsid="0003c3eb"/>
    </style:style>
    <style:style style:name="P8" style:family="paragraph" style:parent-style-name="Standard">
      <style:text-properties officeooo:rsid="0003d719" officeooo:paragraph-rsid="0003d719"/>
    </style:style>
    <style:style style:name="P9" style:family="paragraph" style:parent-style-name="Standard">
      <style:text-properties officeooo:rsid="000401f8" officeooo:paragraph-rsid="000401f8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 fo:padding="0cm" fo:border="none"/>
      <style:text-properties fo:font-weight="normal"/>
    </style:style>
    <style:style style:name="P11" style:family="paragraph" style:parent-style-name="Standard">
      <style:text-properties officeooo:rsid="0003d719" officeooo:paragraph-rsid="0001135f"/>
    </style:style>
    <style:style style:name="T1" style:family="text">
      <style:text-properties fo:font-weight="normal"/>
    </style:style>
    <style:style style:name="T2" style:family="text">
      <style:text-properties fo:font-weight="normal" loext:padding="0cm" loext:border="none"/>
    </style:style>
    <style:style style:name="T3" style:family="text">
      <style:text-properties officeooo:rsid="0003c3eb"/>
    </style:style>
    <style:style style:name="T4" style:family="text"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NTIMENT (STOCKSIGHT)</text:p>
      <text:p text:style-name="P3"/>
      <text:p text:style-name="P5"><text:span text:style-name="T3">1) </text:span>Crear y usar el virtual environment:</text:p>
      <text:p text:style-name="P3"/>
      <text:p text:style-name="P3">avid@in08vpn:~/Migration/Escritorio/Code/sentiment$ python3 --version</text:p>
      <text:p text:style-name="P3">Python 3.10.12</text:p>
      <text:p text:style-name="P3"/>
      <text:p text:style-name="P3">david@in08vpn:~/Migration/Escritorio/Code/sentiment$ sudo apt update</text:p>
      <text:p text:style-name="P3"/>
      <text:p text:style-name="P3">david@in08vpn:~/Migration/Escritorio/Code/sentiment$ sudo apt install python3-venv</text:p>
      <text:p text:style-name="P3"/>
      <text:p text:style-name="P3">david@in08vpn:~/Migration/Escritorio/Code/sentiment$ python3 -m venv envsentiment</text:p>
      <text:p text:style-name="P3"/>
      <text:p text:style-name="P3"/>
      <text:p text:style-name="P3">david@in08vpn:~/Migration/Escritorio/Code/sentiment$ source envsentiment/bin/activate</text:p>
      <text:p text:style-name="P3"/>
      <text:p text:style-name="P3">(envsentiment) david@in08vpn:~/Migration/Escritorio/Code/sentiment$ </text:p>
      <text:p text:style-name="P3"/>
      <text:p text:style-name="P3"/>
      <text:p text:style-name="P4"><text:bookmark text:name="ember59"/><text:span text:style-name="T1">Once you are done working in the virtual environment, you can deactivate it using the following command:</text:span><text:span text:style-name="T2"> </text:span><text:span text:style-name="Strong_20_Emphasis"><text:span text:style-name="T2">deactivate</text:span></text:span></text:p>
      <text:p text:style-name="P2"><draw:frame draw:style-name="fr1" draw:name="Image1" text:anchor-type="as-char" svg:width="19.05cm" svg:height="1.217cm" draw:z-index="0"><draw:image xlink:href="Pictures/10000001000001C80000002E62D906358A9D8B43.png" xlink:type="simple" xlink:show="embed" xlink:actuate="onLoad" draw:mime-type="image/png"/><svg:title>No alt text provided for this image</svg:title></draw:frame><text:bookmark text:name="ember60"/></text:p>
      <text:p text:style-name="P10"><text:bookmark text:name="ember61"/>This will return you to your system's global Python installation.</text:p>
      <text:p text:style-name="P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05:49.258975707</meta:creation-date>
    <dc:date>2023-12-22T11:11:22.445753167</dc:date>
    <meta:editing-duration>PT20M27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62" meta:character-count="708" meta:non-whitespace-character-count="657"/>
  </office:meta>
</office:document-meta>
</file>